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6302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unts tema 1 Recursio:</text:p>
      <text:p text:style-name="Standard"/>
      <text:p text:style-name="Standard">La eixida del programa es la entrada del mateix programa.</text:p>
      <text:p text:style-name="Standard"/>
      <text:p text:style-name="Standard">Recursiu, es quasevol ent que es dfineix en funcio de si mateix.</text:p>
      <text:p text:style-name="Standard">Una <text:span text:style-name="Fuente_20_de_20_párrafo_20_predeter."><text:span text:style-name="T2">funcio recursiva</text:span></text:span>, es la que la seua resolucio per a un problema sobte amb la solucio previa de la mateixa funcio per a un problema mes senzill.</text:p>
      <text:p text:style-name="Standard"/>
      <text:p text:style-name="Standard">Un algorisme es recursiu si...</text:p>
      <text:list xml:id="list2284637472" text:style-name="L1">
        <text:list-item>
          <text:list>
            <text:list-item>
              <text:list>
                <text:list-item>
                  <text:p text:style-name="P3">Es un algorisme.</text:p>
                </text:list-item>
                <text:list-item>
                  <text:p text:style-name="P3">Obté la solucio dun problema utilitzant el propi problema cada vegada amb unes dades mes xicotetes.</text:p>
                </text:list-item>
              </text:list>
            </text:list-item>
          </text:list>
        </text:list-item>
      </text:list>
      <text:p text:style-name="Standard">Diapos 6/43</text:p>
      <text:p text:style-name="Standard"><text:tab/>Recursio es el contrari de la induccio. Se sap fer algo molt gran i cal anar reduint el problema poc a poc. En la espiral se veu.</text:p>
      <text:p text:style-name="Standard"/>
      <text:p text:style-name="Standard">Diapos 7/43</text:p>
      <text:p text:style-name="Standard"><text:tab/>Situacions a l'hora de treballar:</text:p>
      <text:p text:style-name="Standard"><text:tab/>-Identificar <text:span text:style-name="Fuente_20_de_20_párrafo_20_predeter."><text:span text:style-name="T2">cas base</text:span></text:span>: Quan es simple per a resoldre'l duna manera trivial.</text:p>
      <text:p text:style-name="Standard"><text:tab/>-Identificar <text:span text:style-name="Fuente_20_de_20_párrafo_20_predeter."><text:span text:style-name="T2">cas general:</text:span></text:span> El problema es molt gran i requerix una instancia mes simple per a trobar la solucio.</text:p>
      <text:p text:style-name="Standard"/>
      <text:p text:style-name="Standard">Diapos 8/43</text:p>
      <text:p text:style-name="Standard"><text:tab/><text:span text:style-name="Fuente_20_de_20_párrafo_20_predeter."><text:span text:style-name="T2">Terminacio</text:span></text:span>: Garantir que sarribara al <text:span text:style-name="Fuente_20_de_20_párrafo_20_predeter."><text:span text:style-name="T2">cas base</text:span></text:span> comence de la manera que comence.</text:p>
      <text:p text:style-name="Standard"><text:tab/><text:span text:style-name="Fuente_20_de_20_párrafo_20_predeter."><text:span text:style-name="T2">Correcció:</text:span></text:span> Sempre se pot executar d'una manera correcta.</text:p>
      <text:p text:style-name="Standard"/>
      <text:p text:style-name="Standard">Diapos 10/43</text:p>
      <text:p text:style-name="Standard"><text:tab/>PASOS PER A RESOLDRE EL PROBLEMA</text:p>
      <text:p text:style-name="Standard"><text:tab/>1.Enunciat del problema:</text:p>
      <text:p text:style-name="Standard"><text:tab/><text:tab/>Declarar la capçalera del metode i establir:</text:p>
      <text:p text:style-name="Standard"><text:tab/><text:tab/>-Condicions d'entrada (precondicio) per a les qualse s'haura dexecutar lalgorisme.</text:p>
      <text:p text:style-name="Standard"><text:tab/><text:tab/>-El resultat esperat d'aquesta execució.</text:p>
      <text:p text:style-name="Standard"><text:tab/>2.Analisi de casos.</text:p>
      <text:p text:style-name="Standard"><text:tab/><text:tab/>Identificar:</text:p>
      <text:p text:style-name="Standard"><text:tab/><text:tab/>-Cas base i cas general de la recursió.</text:p>
      <text:p text:style-name="Standard"><text:tab/><text:tab/>-Les instruccions per a resoldre cada cas.</text:p>
      <text:p text:style-name="Standard"><text:tab/><text:tab/>-Comprovar que els casos son complementaris i excloents (es cobreix qualsevol cas possible.)</text:p>
      <text:p text:style-name="Standard"><text:tab/>3. Transcripcio de l'algorisme.</text:p>
      <text:p text:style-name="Standard"><text:tab/><text:tab/>Construir la instruccio condicional.</text:p>
      <text:p text:style-name="Standard"><text:tab/><text:tab/>-En el cas base de la resposta.</text:p>
      <text:p text:style-name="Standard"><text:tab/><text:tab/>-En el cas general:</text:p>
      <text:p text:style-name="Standard"><text:tab/><text:tab/><text:tab/>-Les instrucción de reduccio del problema.</text:p>
      <text:p text:style-name="Standard"><text:tab/><text:tab/><text:tab/>-La crida o crides recursives i la combinacio de les respostes.</text:p>
      <text:p text:style-name="Standard"><text:tab/>4.Validacio del disseny:</text:p>
      <text:p text:style-name="Standard"><text:tab/><text:tab/>Mirar diapos 11/43</text:p>
      <text:p text:style-name="P1">Diapos 12/43</text:p>
      <text:p text:style-name="Standard"><text:tab/>TIPUS DE RECURSSIO:</text:p>
      <text:p text:style-name="Standard"><text:tab/>-Recursio lineal: Una sola crida recursiva.</text:p>
      <text:p text:style-name="Standard"><text:tab/><text:tab/>Final: Seria el return, es la resposta final.</text:p>
      <text:p text:style-name="Standard"><text:tab/><text:tab/>No final: <text:span text:style-name="T4">A cada recursió cal fer-li una operació (per exemple el video de la divisió) per això a cada return se li fa la operació i passa al escaló anterior.</text:span></text:p>
      <text:p text:style-name="Standard"/>
      <text:p text:style-name="Standard"><text:tab/>-Recursio Multiple:Més d'una crida recursiva. <text:span text:style-name="T4">Video de Fibonacci. En el return te diverses recursions, per això és multiple.</text:span></text:p>
      <text:p text:style-name="Standard"><text:tab/><text:tab/>Els seus resultats s'han de combinar per obtenir la solucio del cas actual. Es genera un arbre de crides en lloc duna sequencia.</text:p>
      <text:p text:style-name="Standard"/>
      <text:p text:style-name="Standard">Diapos 14/43</text:p>
      <text:p text:style-name="Standard"><text:tab/>REGISTRE ACTIVACIO(conté els 4 punts següents):</text:p>
      <text:p text:style-name="Standard"><text:tab/>-Una copia dels parametres del metode com variables locals.</text:p>
      <text:p text:style-name="Standard"><text:tab/>-Les variables locals definides dintre del metode.</text:p>
      <text:p text:style-name="Standard"><text:tab/>-El resultat del metode.</text:p>
      <text:p text:style-name="Standard"><text:tab/>-L'adreça de reorn, on anira el programa en acabarse.</text:p>
      <text:p text:style-name="Standard"><text:tab/></text:p>
      <text:p text:style-name="Standard"><text:tab/>MIRA LA DIAPOS QUE TE MES INFORMACIO.</text:p>
      <text:p text:style-name="Standard"/>
      <text:p text:style-name="Standard">Diapos 30/43</text:p>
      <text:p text:style-name="Standard"><text:tab/><text:span text:style-name="Fuente_20_de_20_párrafo_20_predeter."><text:span text:style-name="T1">Recursio amb Arrays.</text:span></text:span></text:p>
      <text:p text:style-name="Standard"/>
      <text:p text:style-name="Standard"><text:tab/>Se pasa un Array i una posició inicial des de la qual buscar en el Array. Se fa tota la recursio i despres se compara el resultat amb el cas inicial.</text:p>
      <text:p text:style-name="Standard"/>
      <text:p text:style-name="Standard"><text:tab/>La posicio inicial del bucle es la crida inicial de la recursio.</text:p>
      <text:p text:style-name="Standard"><text:tab/>La guarda del bucle equival al cas base.</text:p>
      <text:p text:style-name="Standard"><text:tab/>El increment del buble ens apropa al cas general.</text:p>
      <text:p text:style-name="Standard"/>
      <text:p text:style-name="Standard"><text:tab/>LES PROXIMES DIAPOS TENEN EXEMPLES</text:p>
      <text:p text:style-name="Standard"/>
      <text:p text:style-name="Standard">Diapos 33/43</text:p>
      <text:p text:style-name="Standard"><text:tab/><text:span text:style-name="Fuente_20_de_20_párrafo_20_predeter."><text:span text:style-name="T1">Cerca Lineal (en Arrays)</text:span></text:span></text:p>
      <text:p text:style-name="Standard"><text:tab/>També se mira el no pasarse i no trobar.</text:p>
      <text:p text:style-name="Standard"><text:tab/></text:p>
      <text:p text:style-name="Standard">Diapos 34/43</text:p>
      <text:p text:style-name="Standard"><text:tab/><text:span text:style-name="T2">METODE LLANÇADERA:</text:span><text:span text:style-name="T3"> Es public (esta baix de la diapos), se fa perque en el llançadera se passa nomes un parametre que es tipus Array, aixi el companyer programador que ve i que no sap que te que passar un array i un altre parametre, podra utilitzar el programa.</text:span></text:p>
      <text:p text:style-name="Standard"/>
      <text:p text:style-name="Standard">Diapos 35/43</text:p>
      <text:p text:style-name="Standard"><text:tab/>Buscar el primer element negatiu. Comprovar que no te passes i que no el trobes.</text:p>
      <text:p text:style-name="Standard"/>
      <text:p text:style-name="Standard"><text:tab/>En aquesta diapos, la versio recursiva es mes ineficient pero es mes robusta (es mes facil d'entendre, mes curta de programar...) La iterativa es el contrar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initial-creator>ETSINF UPV</meta:initial-creator>
    <meta:creation-date>2020-01-28T09:50:00Z</meta:creation-date>
    <dc:date>2020-02-03T13:01:45.348000000</dc:date>
    <meta:editing-cycles>7</meta:editing-cycles>
    <meta:editing-duration>PT1H5M3S</meta:editing-duration>
    <meta:document-statistic meta:table-count="0" meta:image-count="0" meta:object-count="0" meta:page-count="2" meta:paragraph-count="66" meta:word-count="590" meta:character-count="3503" meta:non-whitespace-character-count="2912"/>
    <meta:template xlink:type="simple" xlink:actuate="onRequest" xlink:title="" xlink:href="Normal.dotm"/>
  </office:meta>
</office:document-meta>
</file>